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1a2" officeooo:paragraph-rsid="001001a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 dessous sont les étapes à suivre pour se connecter au <text:span text:style-name="T1">openvpn s</text:span>ous linux : </text:p>
      <text:p text:style-name="P1"/>
      <text:p text:style-name="P1">1 - <text:s/>Ouvrir le terminal en tant que administrateur ( sudo su )</text:p>
      <text:p text:style-name="P1">2 – Pour installer taper la <text:s/>commande «  sudo apt-get install openvpn »</text:p>
      <text:p text:style-name="P1">3- Se localiser à l’emplachement du fichier OpenVpn </text:p>
      <text:p text:style-name="P1">4- Taper <text:s/>la commande «  sudo openvpn --config <text:span text:style-name="T1">NomFichier</text:span>,ovpn »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43:32.725822077</meta:creation-date>
    <dc:date>2019-07-10T11:52:55.827252975</dc:date>
    <meta:editing-duration>PT9M24S</meta:editing-duration>
    <meta:editing-cycles>1</meta:editing-cycles>
    <meta:document-statistic meta:table-count="0" meta:image-count="0" meta:object-count="0" meta:page-count="1" meta:paragraph-count="5" meta:word-count="59" meta:character-count="327" meta:non-whitespace-character-count="266"/>
    <meta:generator>LibreOffice/5.1.6.2$Linux_X86_64 LibreOffice_project/10m0$Build-2</meta:generator>
  </office:meta>
</office:document-meta>
</file>